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text-properties fo:font-style="normal" style:font-style-asian="normal" style:font-style-complex="normal"/>
    </style:style>
    <style:style style:name="P3" style:family="paragraph" style:parent-style-name="Standard" style:list-style-name="L1"/>
    <style:style style:name="P4" style:family="paragraph" style:parent-style-name="Standard" style:list-style-name="L2"/>
    <style:style style:name="P5" style:family="paragraph" style:parent-style-name="Standard">
      <style:text-properties fo:font-style="italic" style:font-style-asian="italic" style:font-style-complex="italic"/>
    </style:style>
    <style:style style:name="P6" style:family="paragraph" style:parent-style-name="Standard" style:list-style-name="L4">
      <style:text-properties fo:font-style="italic" style:font-style-asian="italic" style:font-style-complex="italic"/>
    </style:style>
    <style:style style:name="P7" style:family="paragraph" style:parent-style-name="Standard" style:list-style-name="L4"/>
    <style:style style:name="P8" style:family="paragraph" style:parent-style-name="Text_20_body" style:list-style-name="L3"/>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okumentation opsætning og brug af testmiljø i Opensearch</text:h>
      <text:h text:style-name="Heading_20_2" text:outline-level="2">Formål:</text:h>
      <text:p text:style-name="Standard">Dokumentets formål er samle oplysningerne om hvad der skal til for at kunne bruge opensearch backend applikationen. Dette er følgende:</text:p>
      <text:list xml:id="list1630110406" text:style-name="L1">
        <text:list-item>
          <text:p text:style-name="P3">lægge poster i form af en addi fil ind i ES basen, </text:p>
        </text:list-item>
        <text:list-item>
          <text:p text:style-name="P3">høste dem med Datadocken, </text:p>
        </text:list-item>
        <text:list-item>
          <text:p text:style-name="P3">lade Datadocken arbejde på dem og lægge dem ind i Fedora, </text:p>
        </text:list-item>
        <text:list-item>
          <text:p text:style-name="P3">få PTI'en til at høste dem fra Fedora, bearbejde dem og indeksere dem med Compass så Solr kan bruge indekset.</text:p>
        </text:list-item>
      </text:list>
      <text:p text:style-name="Standard">Dokumentet henvender sig til alle der skal arbejde med udvikling og test i backend af Opensearch.</text:p>
      <text:p text:style-name="Standard">Alle kommandoer er på separat linie og i italics</text:p>
      <text:h text:style-name="Heading_20_2" text:outline-level="2">Opsætning af miljø</text:h>
      <text:p text:style-name="Standard">For at kunne starte arbejdsgangen skal følgende være sat op/installeret/oprettet:</text:p>
      <text:list xml:id="list654906737" text:style-name="L2">
        <text:list-item>
          <text:p text:style-name="P4">En ”udviklerkonto” på tora1 (vores Oracle database)</text:p>
        </text:list-item>
        <text:list-item>
          <text:p text:style-name="P4">En ES-base op på tora1</text:p>
        </text:list-item>
        <text:list-item>
          <text:p text:style-name="P4">En Fedora</text:p>
        </text:list-item>
        <text:list-item>
          <text:p text:style-name="P4">En Processqueue (postgres) database der hvor man afvikler Datadocken</text:p>
        </text:list-item>
        <text:list-item>
          <text:p text:style-name="P4">Datadock og PTI skal være konfigureret til at benytte de ovenstående</text:p>
        </text:list-item>
      </text:list>
      <text:p text:style-name="Standard"/>
      <text:h text:style-name="Heading_20_3" text:outline-level="3">Udviklerkonto på <text:s/>tora1</text:h>
      <text:p text:style-name="Standard">Dette fås ved henvendelse til vores database administrator (PBI) Bed om at få ”Det jacob kalder en udvikler konto”</text:p>
      <text:h text:style-name="Heading_20_3" text:outline-level="3">ES-base på tora1</text:h>
      <text:p text:style-name="Standard">Check ES ud af cvs. I kataloget createbase ligger de tog scripts der skal bruges. Scriptet crejob.sh skal rettes til så værdien for UIDPWD er <text:a xlink:type="simple" xlink:href="mailto:initialier/initialier@tora1.dbc.dk">initialier/initialier@tora1.dbc.dk</text:a>. I mit tilfælde <text:a xlink:type="simple" xlink:href="mailto:lvh/lvh@tora1.dbc.dk">lvh/lvh@tora1.dbc.dk</text:a>. Eksekver derefter scriptet. Derefter logges ind i sql som den bruger man er eller opretter for og eksekverer scriptet developer-create_updatepackages_view-hack.sql</text:p>
      <text:p text:style-name="Standard"/>
      <text:p text:style-name="Standard">For videre vedligehold af ens ES base kan man reinitialisere den ved at kører scriptet do_it_all.sql der ligger i vision:/home/damkjaer/opensearch/tools mens man er logger ind i sql. For mig ville det se ud som følger hvis jeg stod i det katalog hvor jeg har do_it_all.sql</text:p>
      <text:p text:style-name="Standard"/>
      <text:p text:style-name="Standard"><text:span text:style-name="T1"><text:tab/>gqlplus </text:span><text:a xlink:type="simple" xlink:href="mailto:lvh/lvh@tora1.dbc.dk"><text:span text:style-name="T1">lvh/lvh@tora1.dbc.dk</text:span></text:a></text:p>
      <text:p text:style-name="P1"><text:tab/>@do_it_all</text:p>
      <text:h text:style-name="Heading_20_3" text:outline-level="3">Opsætning af Postgres database</text:h>
      <text:p text:style-name="Text_20_body">Både Fedora repositoriet og processqueue gør brug af postgres databasen, så denne skal først sættes op:</text:p>
      <text:list xml:id="list1054111303" text:style-name="L3">
        <text:list-item>
          <text:p text:style-name="P8">Postgres opsætning for Fedora</text:p>
          <text:p text:style-name="P8">Repositoriet skal have sin egen bruger, og database i postgres databasen. Dette oprettes ved at køre:</text:p>
          <text:list>
            <text:list-item>
              <text:list>
                <text:list-header>
                  <text:p text:style-name="P8"><text:span text:style-name="T1">python setup_postgres_for_fedora.py</text:span> </text:p>
                </text:list-header>
              </text:list>
            </text:list-item>
          </text:list>
        </text:list-item>
      </text:list>
      <text:p text:style-name="Text_20_body"><text:soft-page-break/><text:tab/>der ligger i mappen tools. Scriptet køre med et sæt default argumenter der kan ændres med <text:tab/>kommando linje argumenter. Kør scriptet med -h, --help for yderligere information</text:p>
      <text:list xml:id="list1308605154" text:continue-numbering="true" text:style-name="L3">
        <text:list-item>
          <text:p text:style-name="P8">Postgres opsætning for Processqueue</text:p>
          <text:p text:style-name="P8">Hver pti bruger af repositoriet skal have sin egen processqueue. Denne kan oprettes ved hjælp af scriptet create_processqueue_postgres_user, der tager et eller flere brugernavne som argument. Dette eksempel opretter 2 brugere, b1 og b2:</text:p>
        </text:list-item>
      </text:list>
      <text:p text:style-name="Standard"><text:tab/><text:tab/><text:span text:style-name="T1">create_processqueue_postgres_user.py b1 b2</text:span></text:p>
      <text:h text:style-name="Heading_20_3" text:outline-level="3">Installation af Fedora</text:h>
      <text:p text:style-name="Text_20_body">Dette afsnit skal gennemskrives og gøres brugbart så informationen ikke kun er i buggen</text:p>
      <text:p text:style-name="Standard">Se venligst bug 9350. Husk at sætte dem op med den rigtige bruger som ejer af alle katalogerne.</text:p>
      <text:h text:style-name="Heading_20_3" text:outline-level="3">Opsætning af Processqueue</text:h>
      <text:p text:style-name="Text_20_body">I admin kataloget ligger sql script til oprettelse og administration af postgres databasen.</text:p>
      <text:p text:style-name="Text_20_body">For at oprette processqueue tabellerne skal scriptet init.sql køres:</text:p>
      <text:p text:style-name="Text_20_body"><text:tab/><text:tab/><text:span text:style-name="T1">psql -f init.sql</text:span></text:p>
      <text:p text:style-name="Text_20_body">Dette skal gøres fra admin kataloget, <text:s/>og kræver at postgres er sat op.</text:p>
      <text:h text:style-name="Heading_20_3" text:outline-level="3">Konfigurering af Datadock og PTI</text:h>
      <text:p text:style-name="Standard">I config.text der ligger i config kataloget i projektet skal følgende sættes:</text:p>
      <text:list xml:id="list1225723614" text:style-name="L4">
        <text:list-item>
          <text:p text:style-name="P7">ES base oracle_user og oracle_password</text:p>
        </text:list-item>
        <text:list-item>
          <text:p text:style-name="P7">Fedora host og port (fx dempo.dbc.dk og 8200)</text:p>
        </text:list-item>
        <text:list-item>
          <text:p text:style-name="P7">Fedora user og passphrase. fedoraAdmin/fedoraAdmin er standard</text:p>
        </text:list-item>
      </text:list>
      <text:h text:style-name="Heading_20_2" text:outline-level="2">Brug af miljøet</text:h>
      <text:p text:style-name="Standard">For at bruge det miljø der nu er sat op skal man lægge poster ind i ES-basen, oversætte applikationen, starte den, undersøge om der er sket det ønskede. Hvis det ønskede ikke er sket er der flere steder man kan kigge efter fejlmeddelelser.</text:p>
      <text:p text:style-name="Standard">Hvis man ønsker at køre ting ind i Fedora med ny funktionalitet eller med fejlrettelser kan man med fordel slette de eksisterende poster i Fedora. Dette kan gøres gennem browserinterfacet hvis der ikke er tale om mange poster. Husk at der er nogle specielle Fedora poster der ikke skal slettes. Hvis det drejer sig om mange kan man bruge scriptet XXX hat XXX eller udpakke en tar.gz'en af ens Fedora (se bug 9350).</text:p>
      <text:h text:style-name="Heading_20_3" text:outline-level="3">At få poster ind i ES-basen</text:h>
      <text:p text:style-name="Standard">Scriptet opretTP_addi.py, der ligger i svn i projektet opret_tp_addi i trunk/bin tager en addi fil og lægger ind i ES-basen. Det bliver lagt ind for den bruger der er specificeret i værdien oralogin, fx:</text:p>
      <text:p text:style-name="P1"><text:tab/>oralogin = lvh/lvh@tora1/tora1.dbc.dk, </text:p>
      <text:p text:style-name="P2">i config.cfg i samme katalog som scriptet ligger i.</text:p>
      <text:p text:style-name="P2">Hvis man vil sikre sig at der ikke ligger ikke-hentede poster i ES-basen skal man slette det eksisterende. Dette gøres nemmest ved at køre opsætningsscriptet do_it_all.sql som nævnt i afsnittet ”ES-base på tora1” .</text:p>
      <text:h text:style-name="Heading_20_3" text:outline-level="3">Start og stop af applikationen</text:h>
      <text:p text:style-name="Standard">For at kunne afvikle applikationen skal den være oversat, hvilket gøres med kommandoen:</text:p>
      <text:p text:style-name="P1"><text:tab/><text:tab/>ant dist</text:p>
      <text:p text:style-name="Standard"><text:soft-page-break/>Applikationen afvikles nemmest med scriptet app_starter.py, der er at finde i kataloget bin. Hvis man skriver python appstarter.py -h får man en masse information om brugen. Standard brugen er: <text:tab/><text:span text:style-name="T1">python app_starter.py -a both start --harvester = es </text:span></text:p>
      <text:p text:style-name="P2">Denne kommando vil starte applikationens to dele (Datadock og PTI) og fortæller at det er ES-basen den skal finde poster i. Applikationen stoppes igen med <text:s/></text:p>
      <text:p text:style-name="P1"><text:tab/>python app_starter.py -a both stop </text:p>
      <text:p text:style-name="P2">når man vurderer at den har kørt længe nok. Status af kørslen kan overvåges ved hjælp af logfilerne der bliver skrevet i kataloget bin/log-files/. De interessante filer er app_starter.log, datadock.log og pti.log.</text:p>
      <text:h text:style-name="Heading_20_3" text:outline-level="3">Separat kørsel af Datadock</text:h>
      <text:p text:style-name="Standard">Hvis man kun ønsker at teste dele af Datadocken kan denne oversættes og køres separat.</text:p>
      <text:p text:style-name="Standard">Den oversættes ved </text:p>
      <text:p text:style-name="Standard"><text:span text:style-name="T1"><text:tab/>ant dist_datadock</text:span> </text:p>
      <text:p text:style-name="Standard">og køres ved </text:p>
      <text:p text:style-name="P1"><text:tab/>python app_starter -a datadock start –harvester = es. </text:p>
      <text:p text:style-name="P2">Applikationen stoppes igen med </text:p>
      <text:p text:style-name="Standard"><text:span text:style-name="T2"><text:tab/></text:span><text:span text:style-name="T1">python app_starter -a datadock stop.</text:span></text:p>
      <text:p text:style-name="P2">Husk at der kommer registreringer i processqueue når Datadocken afslutter en post. Dette får dog først betydning når PTI'en også skal køre, eller skal køre alene.</text:p>
      <text:h text:style-name="Heading_20_3" text:outline-level="3">Separat kørsel af PTI</text:h>
      <text:p text:style-name="Standard">PTI'en oversættes separat ved </text:p>
      <text:p text:style-name="Standard"><text:span text:style-name="T1"><text:tab/>ant dist_pti</text:span><text:span text:style-name="T2"> </text:span></text:p>
      <text:p text:style-name="P2">og startes ved </text:p>
      <text:p text:style-name="Standard"><text:span text:style-name="T2"><text:tab/></text:span><text:span text:style-name="T1">python app_starter -a pti start.</text:span><text:span text:style-name="T2"> </text:span></text:p>
      <text:p text:style-name="P2">Den stoppes ved </text:p>
      <text:p text:style-name="Standard"><text:span text:style-name="T2"><text:tab/></text:span><text:span text:style-name="T1">app_starter -a pti stop. </text:span></text:p>
      <text:p text:style-name="P2"/>
      <text:p text:style-name="P2">PTI'en kigger i processqueue efter ikke indekserede poster i repositoriet, hvilket betyder at der skal være registreringer om ikke indexerede poster i processqueue for at PTI'en kan køre seperat. Hvis man har brugt datadocken til at høste en række poster, har den indsat disse poster i processqueue, og det er disse poster PTI'en får udleveret når den forespørger processqueue.</text:p>
      <text:p text:style-name="P2">Hvis man gerne vil køre PTI'en gentagne gange på det samme data, f.eks. med forskellige konfigureringer, er den nemmeste måde at tage en backup af processqueue, så denne kan reinitialiseres mellem hver PTI kørsel. </text:p>
      <text:p text:style-name="P2">Backup af processqueue foretages oprettes ved hjælp af pg_dump. eksempelvis:</text:p>
      <text:p text:style-name="P2"/>
      <text:p text:style-name="P2"><text:s text:c="14"/><text:span text:style-name="T1">pg_dump -t processqueue &gt; pqueue.sql</text:span></text:p>
      <text:p text:style-name="P2"/>
      <text:p text:style-name="P2">Denne kommando tager et billede af processqueue, og skriver til filen pqueue.sql.</text:p>
      <text:p text:style-name="P2">Reinitaliseringen består af tre trin. Først slettes tabellerne i basen for at fjerne rest information fra sidste kørsel. Herefter oprettes tabellerne på ny. Dette gøres ved hjælp af teardown.sql og init.sql scriptene i admin mappen, der skal køres fra admin mappen. til sidst re-initialiseres man processqueue med sin backup fil. </text:p>
      <text:p text:style-name="P2"/>
      <text:list xml:id="list1631811842" text:continue-numbering="true" text:style-name="L4">
        <text:list-header>
          <text:p text:style-name="P6"><text:s text:c="2"/>../admin&gt; psql -f teardown.sql</text:p>
          <text:p text:style-name="P6"><text:s text:c="2"/>../admin&gt; psql -f init.sql</text:p>
          <text:p text:style-name="P6"><text:s text:c="15"/>&gt; psql -f pqueue.sql</text:p>
        </text:list-header>
      </text:list>
      <text:p text:style-name="Standard">Så er PTI'en klar til at bliver startet igen.</text:p>
      <text:p text:style-name="Standard"/>
      <text:p text:style-name="Standard"><text:soft-page-break/>Spørgsmål og rettelser til dokumentet bedes stilet til lvh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1-28T15:52:46</meta:creation-date>
    <dc:date>2010-03-11T08:48:35</dc:date>
    <meta:editing-duration>PT05H53M45S</meta:editing-duration>
    <meta:editing-cycles>14</meta:editing-cycles>
    <meta:generator>OpenOffice.org/3.1$Unix OpenOffice.org_project/310m19$Build-9420</meta:generator>
    <meta:document-statistic meta:table-count="0" meta:image-count="0" meta:object-count="0" meta:page-count="4" meta:paragraph-count="87" meta:word-count="1139" meta:character-count="7205"/>
  </office:meta>
</office:document-meta>
</file>